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8316" calcext:value-type="float">
            <text:p>252.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9.31116" calcext:value-type="float">
            <text:p>249.3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0696" calcext:value-type="float">
            <text:p>252.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46" calcext:value-type="float">
            <text:p>25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8504" calcext:value-type="float">
            <text:p>250.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8316" calcext:value-type="float">
            <text:p>252.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8024" calcext:value-type="float">
            <text:p>247.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0.8504" calcext:value-type="float">
            <text:p>250.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5936" calcext:value-type="float">
            <text:p>253.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928" calcext:value-type="float">
            <text:p>247.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3.5352" calcext:value-type="float">
            <text:p>243.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0.4288" calcext:value-type="float">
            <text:p>230.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70896" calcext:value-type="float">
            <text:p>231.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1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6584" calcext:value-type="float">
            <text:p>238.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1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3056" calcext:value-type="float">
            <text:p>235.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1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9152" calcext:value-type="float">
            <text:p>235.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4392" calcext:value-type="float">
            <text:p>237.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4392" calcext:value-type="float">
            <text:p>237.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1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1344" calcext:value-type="float">
            <text:p>237.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9152" calcext:value-type="float">
            <text:p>235.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1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8672" calcext:value-type="float">
            <text:p>232.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2.0696" calcext:value-type="float">
            <text:p>252.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5.4224" calcext:value-type="float">
            <text:p>255.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1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8.412" calcext:value-type="float">
            <text:p>248.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8.9048" calcext:value-type="float">
            <text:p>228.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1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5.6104" calcext:value-type="float">
            <text:p>235.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608" calcext:value-type="float">
            <text:p>219.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272" calcext:value-type="float">
            <text:p>217.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272" calcext:value-type="float">
            <text:p>217.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936" calcext:value-type="float">
            <text:p>215.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4.6376" calcext:value-type="float">
            <text:p>224.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696" calcext:value-type="float">
            <text:p>213.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2.504" calcext:value-type="float">
            <text:p>222.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36" calcext:value-type="float">
            <text:p>211.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736" calcext:value-type="float">
            <text:p>207.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7.1344" calcext:value-type="float">
            <text:p>237.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199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352" calcext:value-type="float">
            <text:p>205.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4832" calcext:value-type="float">
            <text:p>208.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199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792" calcext:value-type="float">
            <text:p>214.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5502</text:p>
          </table:table-cell>
          <table:table-cell office:value-type="string" calcext:value-type="string">
            <text:p>Gatesville East Quad</text:p>
          </table:table-cell>
          <table:table-cell office:value-type="string" calcext:value-type="string">
            <text:p>197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072" calcext:value-type="float">
            <text:p>195.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